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introduction"/>Introduction<text:bookmark-end text:name="introduction"/></text:h>
      <text:p text:style-name="First_20_paragraph">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2" text:outline-level="2"><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Source_Text">pdf</text:span></text:span></text:a> (for printing, typically) and <text:a xlink:type="simple" xlink:href="https://csci-1301.github.io/book.odt" office:name=""><text:span text:style-name="Definition">in <text:span text:style-name="Source_Text">odt</text:span></text:span></text:a>/<text:a xlink:type="simple" xlink:href="https://csci-1301.github.io/book.docx" office:name=""><text:span text:style-name="Definition"><text:span text:style-name="Source_Text">docx</text:span></text:span></text:a> (for editing, typically; <text:span text:style-name="Source_Text">docx</text:span> included for Microsoft Word compatibility). Along with <text:a xlink:type="simple" xlink:href="https://csci-1301.github.io/book.html" office:name=""><text:span text:style-name="Definition">the <text:span text:style-name="Source_Text">html</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s the lecture notes (in <text:span text:style-name="Source_Text">pptx</text:span> and <text:span text:style-name="Source_Text">pdf</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e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Source_Text">md</text:span>), that’s six; can you make sure you know them all and know their purposes? Looking them up <text:a xlink:type="simple" xlink:href="https://www.wikiwand.com/en/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Source_Text">html</text:span> version of our documents (so, on the website), you will always find <text:a xlink:type="simple" xlink:href="#footer" office:name=""><text:span text:style-name="Definition">in the footer</text:span></text:a> links to the <text:span text:style-name="Source_Text">pdf</text:span>, <text:span text:style-name="Source_Text">odt</text:span>, and <text:span text:style-name="Source_Text">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Source_Text">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ca.html" office:name=""><text:span text:style-name="Definition">Undergraduate (or Graduate) Course Assistant (UCA)</text:span></text:a>, are interested in contributing to open-source projects, or simply wonder how the magic is done!</text:p>
      <text:h text:style-name="Heading_20_2" text:outline-level="2"><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and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www.wikiwand.com/en/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 at a cost (it is not necessarily “gratis”), bu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www.wikiwand.com/en/Android_(operating_system)#Licensing" office:name=""><text:span text:style-name="Definition">Android</text:span></text:a> is mostly free, and <text:a xlink:type="simple" xlink:href="https://www.wikiwand.com/en/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2" text:outline-level="2"><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through this class, or through clubs. Also, understanding <text:span text:style-name="T1">how</text:span> to ask is extremely important.</text:p>
      <text:p text:style-name="Text_20_body">All of that is discussed <text:a xlink:type="simple" xlink:href="../../../getting_help.html" office:name=""><text:span text:style-name="Definition">on this page</text:span></text:a>.</text:p>
      <text:p text:style-name="Definition_20_Term_20_Tight">Action:</text:p>
      <text:p text:style-name="Definition_20_Definition_20_Tight">Read the <text:a xlink:type="simple" xlink:href="../../../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0Z</meta:creation-date>
    <dc:date>2024-08-15T18:01:50Z</dc:date>
  </office:meta>
</office:document-meta>
</file>